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15F727E423BD526A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0.688cm" svg:width="20.999cm" svg:height="14.238cm" draw:z-index="0"><draw:image xlink:href="Pictures/100000010000031200000215F727E423BD526A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09:53:01.237000000</meta:creation-date>
    <dc:date>2022-10-13T09:53:49.412000000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